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Match.setFile1( File fil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Match.setFile2( File fil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Match.setTextfile( boolean tex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Match.ev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